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ff00" draw:fill="none" draw:textarea-vertical-align="middle" draw:auto-grow-height="false" fo:min-height="6.037cm" fo:min-width="0cm"/>
    </style:style>
    <style:style style:name="gr4" style:family="graphic" style:parent-style-name="standard">
      <style:graphic-properties svg:stroke-color="#0000ff" draw:fill="none" draw:textarea-vertical-align="middle" draw:auto-grow-height="false" fo:min-height="6.037cm" fo:min-width="0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ff00" draw:fill="none" draw:textarea-vertical-align="middle" draw:auto-grow-height="false" fo:min-height="2.873cm" fo:min-width="0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00ff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color="#00ff00" fo:font-size="12pt" style:font-size-asian="18pt" style:font-size-complex="18pt"/>
    </style:style>
    <style:style style:name="T1" style:family="text">
      <style:text-properties fo:color="#800000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color="#0000ff"/>
    </style:style>
    <style:style style:name="T4" style:family="text">
      <style:text-properties fo:color="#00ff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6cm" svg:x2="14cm" svg:y2="6cm">
          <text:p/>
        </draw:line>
        <draw:line draw:style-name="gr2" draw:text-style-name="P1" draw:layer="layout" svg:x1="7.6cm" svg:y1="2.9cm" svg:x2="7.6cm" svg:y2="5.9cm">
          <text:p/>
        </draw:line>
        <draw:custom-shape draw:style-name="gr3" draw:text-style-name="P1" draw:layer="layout" svg:width="0.86cm" svg:height="6.633cm" draw:transform="rotate (-1.5707963267949) translate (7.533cm 6.4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86cm" svg:height="6.633cm" draw:transform="rotate (-1.5707963267949) translate (14.233cm 6.4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4.5cm" svg:height="1.673cm" svg:x="5.5cm" svg:y="1.8cm">
          <draw:text-box>
            <text:p><text:span text:style-name="T1">Data Analysis</text:span></text:p>
          </draw:text-box>
        </draw:frame>
        <draw:frame draw:style-name="gr6" draw:text-style-name="P3" draw:layer="layout" svg:width="2.3cm" svg:height="1cm" svg:x="3.1cm" svg:y="7.5cm">
          <draw:text-box>
            <text:p><text:span text:style-name="T2">before</text:span></text:p>
          </draw:text-box>
        </draw:frame>
        <draw:frame draw:style-name="gr7" draw:text-style-name="P4" draw:layer="layout" svg:width="1.9cm" svg:height="0.962cm" svg:x="10.1cm" svg:y="7.6cm">
          <draw:text-box>
            <text:p><text:span text:style-name="T3">after</text:span></text:p>
          </draw:text-box>
        </draw:frame>
        <draw:custom-shape draw:style-name="gr8" draw:text-style-name="P1" draw:layer="layout" svg:width="0.86cm" svg:height="3.293cm" draw:transform="rotate (1.5707963267949) translate (0.907cm 5.3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86cm" svg:height="3.293cm" draw:transform="rotate (1.5707963267949) translate (4.207cm 5.3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2.5cm" svg:height="1.199cm" svg:x="1.6cm" svg:y="3.3cm">
          <draw:text-box>
            <text:p text:style-name="P5"><text:span text:style-name="T4">planning / </text:span></text:p>
            <text:p text:style-name="P5"><text:span text:style-name="T4">design</text:span></text:p>
          </draw:text-box>
        </draw:frame>
        <draw:frame draw:style-name="gr9" draw:text-style-name="P6" draw:layer="layout" svg:width="2.5cm" svg:height="1.199cm" svg:x="4.9cm" svg:y="3.301cm">
          <draw:text-box>
            <text:p text:style-name="P5"><text:span text:style-name="T4">data <text:s/></text:span></text:p>
            <text:p text:style-name="P5"><text:span text:style-name="T4">coll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7-18T18:17:40.105050000</dc:date>
    <meta:editing-duration>PT29M40S</meta:editing-duration>
    <meta:editing-cycles>5</meta:editing-cycles>
    <meta:generator>LibreOffice/5.4.3.2$MacOSX_X86_64 LibreOffice_project/92a7159f7e4af62137622921e809f8546db437e5</meta:generator>
    <meta:document-statistic meta:object-count="11"/>
  </office:meta>
</office:document-meta>
</file>